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</text:p>
      <text:list xml:id="list35311250" text:style-name="L1">
        <text:list-item>
          <text:p text:style-name="P1">Circuito, pista, </text:p>
        </text:list-item>
        <text:list-item>
          <text:p text:style-name="P1">segmento</text:p>
        </text:list-item>
        <text:list-item>
          <text:p text:style-name="P1">traiettoria</text:p>
        </text:list-item>
        <text:list-item>
          <text:p text:style-name="P1">preBox</text:p>
        </text:list-item>
        <text:list-item>
          <text:p text:style-name="P1">Box</text:p>
        </text:list-item>
        <text:list-item>
          <text:p text:style-name="P1">boxradio</text:p>
        </text:list-item>
        <text:list-item>
          <text:p text:style-name="P1">boxscreen</text:p>
        </text:list-item>
        <text:list-item>
          <text:p text:style-name="P1">screen</text:p>
        </text:list-item>
        <text:list-item>
          <text:p text:style-name="P1">monitorsystem</text:p>
        </text:list-item>
        <text:list-item>
          <text:p text:style-name="P1">strategy – progettare evaluate</text:p>
        </text:list-item>
        <text:list-item>
          <text:p text:style-name="P1">Competition</text:p>
        </text:list-item>
      </text:list>
      <text:p text:style-name="Standard"/>
      <text:p text:style-name="Standard">LORENZO</text:p>
      <text:list xml:id="list35317921" text:style-name="L2">
        <text:list-item>
          <text:p text:style-name="P2">Competitor---</text:p>
        </text:list-item>
        <text:list-item>
          <text:p text:style-name="P2">Car--</text:p>
        </text:list-item>
        <text:list-item>
          <text:p text:style-name="P2">OnBoardComputer – da implementare ma progettato.</text:p>
        </text:list-item>
        <text:list-item>
          <text:p text:style-name="P2">Status --</text:p>
        </text:list-item>
        <text:list-item>
          <text:p text:style-name="P2">Strategy – progettare evaluate.</text:p>
        </text:list-item>
        <text:list-item>
          <text:p text:style-name="P2">Tyre--</text:p>
        </text:list-item>
        <text:list-item>
          <text:p text:style-name="P2">competitordatatable, competitordatarow – da strutturare (array dinamico con strutture dedicate oppure stringhe)</text:p>
        </text:list-item>
        <text:list-item>
          <text:p text:style-name="P2">globalstatshandler</text:p>
        </text:list-item>
        <text:list-item>
          <text:p text:style-name="P2">genericstats</text:p>
        </text:list-item>
        <text:list-item>
          <text:p text:style-name="P2">classific</text:p>
        </text:list-item>
        <text:list-item>
          <text:p text:style-name="P2">competitorstats</text:p>
        </text:list-item>
        <text:list-item>
          <text:p text:style-name="P2">classificationtable</text:p>
        </text:list-item>
      </text:list>
      <text:p text:style-name="Standard"/>
      <text:p text:style-name="Standard"/>
      <text:p text:style-name="Standard">priorità bassa:CompetitionMonitorPanel, competitionscreen, competitionadminwindow, competitionconfigurationpanel, adminpanelinterface, monitorpanel, boxmonitorpanel, boxconfigurationpanel, carconfigurationpanel, boxremoteconfigurationpanel, competitorinfoconfigurationpanel, tvscreen, competitionscreen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8T15:47:14.62</dc:date>
    <dc:creator>Lorenzo Nesello</dc:creator>
    <meta:editing-duration>PT07H41M33S</meta:editing-duration>
    <meta:editing-cycles>27</meta:editing-cycles>
    <meta:generator>OpenOffice.org/3.1$Win32 OpenOffice.org_project/310m11$Build-9399</meta:generator>
    <meta:document-statistic meta:table-count="0" meta:image-count="0" meta:object-count="0" meta:page-count="1" meta:paragraph-count="26" meta:word-count="86" meta:character-count="760"/>
    <meta:user-defined meta:name="Info 1"/>
    <meta:user-defined meta:name="Info 2"/>
    <meta:user-defined meta:name="Info 3"/>
    <meta:user-defined meta:name="Info 4"/>
  </office:meta>
</office:document-meta>
</file>